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26.7">
            <text:p>26,7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6.7">
            <text:p>26,7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6.5">
            <text:p>16,5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1.1">
            <text:p>11,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4">
            <text:p>8,4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7.2">
            <text:p>7,2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5.5">
            <text:p>5,5</text:p>
          </table:table-cell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4.7">
            <text:p>4,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2">
            <text:p>4,2</text:p>
          </table:table-cell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4">
            <text:p>3,4</text:p>
          </table:table-cell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57">
            <text:p>2,57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6">
            <text:p>2,6</text:p>
          </table:table-cell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21">
            <text:p>2,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75">
            <text:p>1,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65">
            <text:p>1,65</text:p>
          </table:table-cell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59">
            <text:p>1,59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51">
            <text:p>1,51</text:p>
          </table:table-cell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45">
            <text:p>1,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/>
          <table:table-cell office:value-type="string">
            <text:p>C=B/0,4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11.01.2018</text:date>, <text:time>10:17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Kabakci</meta:initial-creator>
    <meta:creation-date>2018-01-11T00:07:55</meta:creation-date>
    <dc:date>2018-01-11T10:17:25</dc:date>
    <dc:creator>Burak Kabakci</dc:creator>
    <meta:editing-duration>PT8M51S</meta:editing-duration>
    <meta:editing-cycles>1</meta:editing-cycles>
    <meta:generator>OpenOffice/4.1.1$Unix OpenOffice.org_project/411m6$Build-9775</meta:generator>
    <meta:document-statistic meta:table-count="3" meta:cell-count="51" meta:object-count="0"/>
  </office:meta>
</office:document-meta>
</file>